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3.399cm" style:rel-column-width="13106*"/>
    </style:style>
    <style:style style:name="Tableau1.C" style:family="table-column">
      <style:table-column-properties style:column-width="3.401cm" style:rel-column-width="13107*"/>
    </style:style>
    <style:style style:name="Tableau1.D" style:family="table-column">
      <style:table-column-properties style:column-width="3.401cm" style:rel-column-width="13108*"/>
    </style:style>
    <style:style style:name="Tableau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333333" fo:padding="0.097cm" fo:border="0.05pt solid #000000">
        <style:background-image/>
      </style:table-cell-properties>
    </style:style>
    <style:style style:name="Tableau1.A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be44" officeooo:paragraph-rsid="000dbe44"/>
    </style:style>
    <style:style style:name="P2" style:family="paragraph" style:parent-style-name="Standard">
      <style:text-properties officeooo:rsid="000e28d5" officeooo:paragraph-rsid="000e28d5"/>
    </style:style>
    <style:style style:name="P3" style:family="paragraph" style:parent-style-name="Standard">
      <style:text-properties officeooo:rsid="00121bc0" officeooo:paragraph-rsid="000e28d5"/>
    </style:style>
    <style:style style:name="P4" style:family="paragraph" style:parent-style-name="Standard">
      <style:text-properties officeooo:rsid="00121bc0" officeooo:paragraph-rsid="00121bc0"/>
    </style:style>
    <style:style style:name="P5" style:family="paragraph" style:parent-style-name="Standard">
      <style:text-properties officeooo:rsid="001f2e10" officeooo:paragraph-rsid="001f2e10"/>
    </style:style>
    <style:style style:name="P6" style:family="paragraph" style:parent-style-name="Standard">
      <style:text-properties fo:font-weight="bold" officeooo:rsid="000dbe44" officeooo:paragraph-rsid="000dbe44" style:font-weight-asian="bold" style:font-weight-complex="bold"/>
    </style:style>
    <style:style style:name="P7" style:family="paragraph" style:parent-style-name="Standard">
      <style:text-properties fo:font-weight="bold" officeooo:rsid="001f2e10" officeooo:paragraph-rsid="001f2e10" style:font-weight-asian="bold" style:font-weight-complex="bold"/>
    </style:style>
    <style:style style:name="P8" style:family="paragraph" style:parent-style-name="Standard">
      <style:text-properties fo:font-weight="bold" officeooo:rsid="001f2e10" officeooo:paragraph-rsid="000dbe44" style:font-weight-asian="bold" style:font-weight-complex="bold"/>
    </style:style>
    <style:style style:name="P9" style:family="paragraph" style:parent-style-name="Standard">
      <style:text-properties fo:font-weight="bold" officeooo:rsid="001fd083" officeooo:paragraph-rsid="000dbe44" style:font-weight-asian="bold" style:font-weight-complex="bold"/>
    </style:style>
    <style:style style:name="P10" style:family="paragraph" style:parent-style-name="Standard">
      <style:text-properties fo:font-weight="bold" officeooo:rsid="001fd083" officeooo:paragraph-rsid="00121bc0" style:font-weight-asian="bold" style:font-weight-complex="bold"/>
    </style:style>
    <style:style style:name="P11" style:family="paragraph" style:parent-style-name="Standard">
      <style:text-properties officeooo:rsid="001fd083" officeooo:paragraph-rsid="00121bc0"/>
    </style:style>
    <style:style style:name="P12" style:family="paragraph" style:parent-style-name="Standard">
      <style:text-properties officeooo:rsid="001fd083" officeooo:paragraph-rsid="002079a5"/>
    </style:style>
    <style:style style:name="P13" style:family="paragraph" style:parent-style-name="Table_20_Contents">
      <style:text-properties officeooo:rsid="001fd083" officeooo:paragraph-rsid="001fd083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26d75" officeooo:paragraph-rsid="00226d75" style:font-size-asian="14pt" style:font-weight-asian="bold" style:font-size-complex="16pt" style:font-weight-complex="bold"/>
    </style:style>
    <style:style style:name="P15" style:family="paragraph" style:parent-style-name="Table_20_Contents">
      <style:text-properties fo:color="#ffffff" loext:opacity="100%" officeooo:rsid="002079a5" officeooo:paragraph-rsid="002079a5"/>
    </style:style>
    <style:style style:name="P16" style:family="paragraph" style:parent-style-name="Table_20_Contents">
      <style:text-properties fo:color="#ffffff" loext:opacity="100%" officeooo:rsid="002079a5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officeooo:rsid="002079a5" officeooo:paragraph-rsid="002079a5"/>
    </style:style>
    <style:style style:name="P18" style:family="paragraph" style:parent-style-name="Table_20_Contents">
      <style:paragraph-properties fo:text-align="center" style:justify-single-word="false"/>
      <style:text-properties officeooo:rsid="002079a5" officeooo:paragraph-rsid="001fd083"/>
    </style:style>
    <style:style style:name="P19" style:family="paragraph" style:parent-style-name="Table_20_Contents">
      <style:text-properties officeooo:rsid="002079a5" officeooo:paragraph-rsid="002079a5"/>
    </style:style>
    <style:style style:name="P20" style:family="paragraph" style:parent-style-name="Standard">
      <style:text-properties fo:font-weight="normal" officeooo:rsid="001f2e10" officeooo:paragraph-rsid="001f2e10" style:font-weight-asian="normal" style:font-weight-complex="normal"/>
    </style:style>
    <style:style style:name="P21" style:family="paragraph" style:parent-style-name="Standard">
      <style:text-properties fo:font-weight="normal" officeooo:rsid="001fd083" officeooo:paragraph-rsid="001fd083" style:font-weight-asian="normal" style:font-weight-complex="normal"/>
    </style:style>
    <style:style style:name="P22" style:family="paragraph" style:parent-style-name="Standard">
      <style:text-properties fo:font-weight="normal" officeooo:rsid="001fd083" officeooo:paragraph-rsid="002079a5" style:font-weight-asian="normal" style:font-weight-complex="normal"/>
    </style:style>
    <style:style style:name="T1" style:family="text">
      <style:text-properties officeooo:rsid="00226d75"/>
    </style:style>
    <style:style style:name="T2" style:family="text">
      <style:text-properties officeooo:rsid="000e28d5"/>
    </style:style>
    <style:style style:name="T3" style:family="text">
      <style:text-properties officeooo:rsid="00121bc0"/>
    </style:style>
    <style:style style:name="T4" style:family="text">
      <style:text-properties officeooo:rsid="0013c017"/>
    </style:style>
    <style:style style:name="T5" style:family="text">
      <style:text-properties officeooo:rsid="00162c1e"/>
    </style:style>
    <style:style style:name="T6" style:family="text">
      <style:text-properties officeooo:rsid="0017c648"/>
    </style:style>
    <style:style style:name="T7" style:family="text">
      <style:text-properties officeooo:rsid="00185718"/>
    </style:style>
    <style:style style:name="T8" style:family="text">
      <style:text-properties officeooo:rsid="001cbd47"/>
    </style:style>
    <style:style style:name="T9" style:family="text">
      <style:text-properties officeooo:rsid="001d8b59"/>
    </style:style>
    <style:style style:name="T10" style:family="text">
      <style:text-properties officeooo:rsid="001f2e10"/>
    </style:style>
    <style:style style:name="T11" style:family="text">
      <style:text-properties officeooo:rsid="001fd083"/>
    </style:style>
    <style:style style:name="T12" style:family="text">
      <style:text-properties officeooo:rsid="0022bfab"/>
    </style:style>
    <style:style style:name="T13" style:family="text">
      <style:text-properties officeooo:rsid="00245e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ment alert<text:span text:style-name="T13">er</text:span> les secours en cas de chute</text:p>
      <text:p text:style-name="P14">plus ou moins grave en vélo ?</text:p>
      <text:p text:style-name="P8"/>
      <text:p text:style-name="P8">Besoin :</text:p>
      <text:p text:style-name="P20">Envoyer des données GPS en cas de chute d’un coureur lors d’une sortie (compétition ou autre) en vélo.</text:p>
      <text:p text:style-name="P20">Prévention en cas de malaise (si le coureur n’appuie pas sur un certain bouton après sa chute).</text:p>
      <text:p text:style-name="P6"/>
      <text:p text:style-name="P6"/>
      <text:p text:style-name="P9">Sources :</text:p>
      <text:p text:style-name="P21">Fais divers.</text:p>
      <text:p text:style-name="P8"/>
      <text:p text:style-name="P8"/>
      <text:p text:style-name="P6">L<text:span text:style-name="T10">iste du matériel :</text:span></text:p>
      <text:p text:style-name="P1">Accessoires à améliorer : <text:span text:style-name="T2">V</text:span>élo – Casque </text:p>
      <text:p text:style-name="P1"><text:span text:style-name="T2">Matériel : </text:span>Capteur cardiaque – Accéléromètre – Capteur de pression <text:span text:style-name="T3">(force de la chute) </text:span>– <text:span text:style-name="T3">capteur </text:span>GPS – Bouton d’activation (si l’H est conscient) – IHM (pour les secours) – <text:span text:style-name="T3">[H</text:span><text:span text:style-name="T9">aut-parleur</text:span><text:span text:style-name="T3">] – </text:span><text:span text:style-name="T8">[</text:span><text:span text:style-name="T6">Caméra (enregistre les dernier</text:span><text:span text:style-name="T7">s</text:span><text:span text:style-name="T6"> instant</text:span><text:span text:style-name="T7">s</text:span><text:span text:style-name="T6"> du cycliste)</text:span><text:span text:style-name="T8">]</text:span></text:p>
      <text:p text:style-name="P2"/>
      <text:p text:style-name="P3">Casque : Capteur de pression – <text:span text:style-name="T5">C</text:span>apteur GPS – <text:span text:style-name="T5">B</text:span><text:span text:style-name="T4">outon d’activation – [</text:span><text:span text:style-name="T9">Haut-parleur</text:span><text:span text:style-name="T4">] </text:span></text:p>
      <text:p text:style-name="P4">Vélo : Accéléromètre – <text:span text:style-name="T8">[</text:span><text:span text:style-name="T6">Caméra</text:span><text:span text:style-name="T8">]</text:span></text:p>
      <text:p text:style-name="P4"/>
      <text:p text:style-name="P4"/>
      <text:p text:style-name="P10">Les tâches :</text:p>
      <text:p text:style-name="P21">ITEC :</text:p>
      <text:p text:style-name="P21"><text:tab/><text:span text:style-name="T12">1. </text:span>Adapter le vélo aux différents capteurs</text:p>
      <text:p text:style-name="P4"><text:tab/><text:span text:style-name="T12">2. </text:span><text:span text:style-name="T11">Adapter le casques aux différents capteurs</text:span></text:p>
      <text:p text:style-name="P4"><text:tab/><text:span text:style-name="T12">3. </text:span><text:span text:style-name="T11">Rendre certains capteurs accessible facilement (bouton d’après chute)</text:span></text:p>
      <text:p text:style-name="P4"><text:tab/><text:span text:style-name="T12">4. </text:span><text:span text:style-name="T11">Rendre tous les dispositif démontable facilement en cas de pannes quelconque</text:span></text:p>
      <text:p text:style-name="P11">SIN :</text:p>
      <text:p text:style-name="P11"><text:tab/><text:span text:style-name="T12">1. </text:span><text:span text:style-name="T13">Recevoir</text:span> les informations des différents capteurs</text:p>
      <text:p text:style-name="P11"><text:tab/><text:span text:style-name="T12">2. </text:span>Envoyer les différentes informations sur un serveur</text:p>
      <text:p text:style-name="P11"><text:tab/><text:span text:style-name="T12">3. </text:span>Traiter les différentes informations</text:p>
      <text:p text:style-name="P11"><text:tab/><text:span text:style-name="T12">4. </text:span>Créer une interface afin de visualiser les informations</text:p>
      <text:p text:style-name="P11"/>
      <text:p text:style-name="P4"/>
      <text:p text:style-name="P7">Répartition des tâches :</text:p>
      <text:p text:style-name="P5">ITEC :</text:p>
      <text:p text:style-name="P5"><text:tab/>Baptiste : <text:span text:style-name="T12">2 , 3, 4</text:span></text:p>
      <text:p text:style-name="P5"><text:tab/>Lucas : <text:span text:style-name="T12">1, 3, 4</text:span></text:p>
      <text:p text:style-name="P5">SIN :</text:p>
      <text:p text:style-name="P5"><text:tab/>Rayan : <text:span text:style-name="T12">1, 2</text:span></text:p>
      <text:p text:style-name="P5"><text:tab/>Jules : <text:span text:style-name="T12">3, 4</text:span></text:p>
      <text:p text:style-name="P5"/>
      <text:p text:style-name="P5"/>
      <text:p text:style-name="P5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 table:number-columns-repeated="2"/>
        <table:table-row table:style-name="TableLine1827600541776">
          <table:table-cell table:style-name="Tableau1.A1" office:value-type="string">
            <text:p text:style-name="P15">Besoin</text:p>
          </table:table-cell>
          <table:table-cell table:style-name="Tableau1.A1" office:value-type="string">
            <text:p text:style-name="P15">Contraintes</text:p>
          </table:table-cell>
          <table:table-cell table:style-name="Tableau1.A1" office:value-type="string">
            <text:p text:style-name="P15">Date butoirs</text:p>
          </table:table-cell>
          <table:table-cell table:style-name="Tableau1.A1" office:value-type="string">
            <text:p text:style-name="P16">Finalité</text:p>
          </table:table-cell>
          <table:table-cell table:style-name="Tableau1.E1" office:value-type="string">
            <text:p text:style-name="P16">Date de finalité</text:p>
          </table:table-cell>
        </table:table-row>
        <table:table-row table:style-name="TableLine1827600530896">
          <table:table-cell table:style-name="Tableau1.A2" table:number-columns-spanned="5" office:value-type="string">
            <text:p text:style-name="P17">ITEC</text:p>
          </table:table-cell>
          <table:covered-table-cell/>
          <table:covered-table-cell/>
          <table:covered-table-cell/>
          <table:covered-table-cell/>
        </table:table-row>
        <table:table-row table:style-name="TableLine1827600531712">
          <table:table-cell table:style-name="Tableau1.A3" office:value-type="string">
            <text:p text:style-name="P22">Adapter le vélo aux différents capteurs</text:p>
          </table:table-cell>
          <table:table-cell table:style-name="Tableau1.B3" office:value-type="string">
            <text:p text:style-name="P19">Doit pouvoir s’installer sur tous les vélos</text:p>
          </table:table-cell>
          <table:table-cell table:style-name="Tableau1.C3" office:value-type="string">
            <text:p text:style-name="P13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</table:table-row>
        <table:table-row table:style-name="TableLine1827600544224">
          <table:table-cell table:style-name="Tableau1.A9" office:value-type="string">
            <text:p text:style-name="P12">Adapter le casques aux différents capteurs</text:p>
          </table:table-cell>
          <table:table-cell table:style-name="Tableau1.B9" office:value-type="string">
            <text:p text:style-name="P19">Doit pouvoir s’installer sur tous les casques</text:p>
          </table:table-cell>
          <table:table-cell table:style-name="Tableau1.C9" office:value-type="string">
            <text:p text:style-name="P13"/>
          </table:table-cell>
          <table:table-cell table:style-name="Tableau1.D9" office:value-type="string">
            <text:p text:style-name="Table_20_Contents"/>
          </table:table-cell>
          <table:table-cell table:style-name="Tableau1.E9" office:value-type="string">
            <text:p text:style-name="Table_20_Contents"/>
          </table:table-cell>
        </table:table-row>
        <table:table-row table:style-name="TableLine1827600547216">
          <table:table-cell table:style-name="Tableau1.A9" office:value-type="string">
            <text:p text:style-name="P12">Rendre certains capteurs accessible facilement (bouton d’après chute)</text:p>
          </table:table-cell>
          <table:table-cell table:style-name="Tableau1.B9" office:value-type="string">
            <text:p text:style-name="P13"/>
          </table:table-cell>
          <table:table-cell table:style-name="Tableau1.C9" office:value-type="string">
            <text:p text:style-name="P13"/>
          </table:table-cell>
          <table:table-cell table:style-name="Tableau1.D9" office:value-type="string">
            <text:p text:style-name="Table_20_Contents"/>
          </table:table-cell>
          <table:table-cell table:style-name="Tableau1.E9" office:value-type="string">
            <text:p text:style-name="Table_20_Contents"/>
          </table:table-cell>
        </table:table-row>
        <table:table-row table:style-name="TableLine1827600556736">
          <table:table-cell table:style-name="Tableau1.A9" office:value-type="string">
            <text:p text:style-name="P12">Rendre tous les dispositif démontable facilement en cas de pannes quelconque</text:p>
          </table:table-cell>
          <table:table-cell table:style-name="Tableau1.B9" office:value-type="string">
            <text:p text:style-name="P13"/>
          </table:table-cell>
          <table:table-cell table:style-name="Tableau1.C9" office:value-type="string">
            <text:p text:style-name="P13"/>
          </table:table-cell>
          <table:table-cell table:style-name="Tableau1.D9" office:value-type="string">
            <text:p text:style-name="Table_20_Contents"/>
          </table:table-cell>
          <table:table-cell table:style-name="Tableau1.E9" office:value-type="string">
            <text:p text:style-name="Table_20_Contents"/>
          </table:table-cell>
        </table:table-row>
        <table:table-row table:style-name="TableLine1827600553472">
          <table:table-cell table:style-name="Tableau1.A2" table:number-columns-spanned="5" office:value-type="string">
            <text:p text:style-name="P18">SIN</text:p>
          </table:table-cell>
          <table:covered-table-cell/>
          <table:covered-table-cell/>
          <table:covered-table-cell/>
          <table:covered-table-cell/>
        </table:table-row>
        <table:table-row table:style-name="TableLine1827600559456">
          <table:table-cell table:style-name="Tableau1.A9" office:value-type="string">
            <text:p text:style-name="P12">Récepter les informations des différents capteurs</text:p>
          </table:table-cell>
          <table:table-cell table:style-name="Tableau1.B9" office:value-type="string">
            <text:p text:style-name="P13"/>
          </table:table-cell>
          <table:table-cell table:style-name="Tableau1.C9" office:value-type="string">
            <text:p text:style-name="P13"/>
          </table:table-cell>
          <table:table-cell table:style-name="Tableau1.D9" office:value-type="string">
            <text:p text:style-name="Table_20_Contents"/>
          </table:table-cell>
          <table:table-cell table:style-name="Tableau1.E9" office:value-type="string">
            <text:p text:style-name="Table_20_Contents"/>
          </table:table-cell>
        </table:table-row>
        <table:table-row table:style-name="TableLine1827600557280">
          <table:table-cell table:style-name="Tableau1.A9" office:value-type="string">
            <text:p text:style-name="P12">Envoyer les différentes informations sur un serveur</text:p>
          </table:table-cell>
          <table:table-cell table:style-name="Tableau1.B9" office:value-type="string">
            <text:p text:style-name="P19"/>
          </table:table-cell>
          <table:table-cell table:style-name="Tableau1.C9" office:value-type="string">
            <text:p text:style-name="P13"/>
          </table:table-cell>
          <table:table-cell table:style-name="Tableau1.D9" office:value-type="string">
            <text:p text:style-name="Table_20_Contents"/>
          </table:table-cell>
          <table:table-cell table:style-name="Tableau1.E9" office:value-type="string">
            <text:p text:style-name="Table_20_Contents"/>
          </table:table-cell>
        </table:table-row>
        <table:table-row table:style-name="TableLine1827600552112">
          <table:table-cell table:style-name="Tableau1.A10" office:value-type="string">
            <text:p text:style-name="P12">Traiter les différentes informations</text:p>
          </table:table-cell>
          <table:table-cell table:style-name="Tableau1.B10" office:value-type="string">
            <text:p text:style-name="P13"/>
          </table:table-cell>
          <table:table-cell table:style-name="Tableau1.C10" office:value-type="string">
            <text:p text:style-name="P13"/>
          </table:table-cell>
          <table:table-cell table:style-name="Tableau1.D10" office:value-type="string">
            <text:p text:style-name="Table_20_Contents"/>
          </table:table-cell>
          <table:table-cell table:style-name="Tableau1.E10" office:value-type="string">
            <text:p text:style-name="Table_20_Contents"/>
          </table:table-cell>
        </table:table-row>
        <table:table-row table:style-name="TableLine1827600552928">
          <table:table-cell table:style-name="Tableau1.A11" office:value-type="string">
            <text:p text:style-name="P12">Créer une interface afin de visualiser les informations</text:p>
          </table:table-cell>
          <table:table-cell table:style-name="Tableau1.B11" office:value-type="string">
            <text:p text:style-name="P13"/>
          </table:table-cell>
          <table:table-cell table:style-name="Tableau1.C11" office:value-type="string">
            <text:p text:style-name="P13"/>
          </table:table-cell>
          <table:table-cell table:style-name="Tableau1.D11" office:value-type="string">
            <text:p text:style-name="Table_20_Contents"/>
          </table:table-cell>
          <table:table-cell table:style-name="Tableau1.E1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6d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ojet terminal STI2D</text:span><text:tab/>P<text:span text:style-name="MT1">révention de chute à vélo<text:tab/>Groupe de 4 élèv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6:45:07.198000000</meta:creation-date>
    <meta:generator>LibreOffice/7.2.5.2$Windows_X86_64 LibreOffice_project/499f9727c189e6ef3471021d6132d4c694f357e5</meta:generator>
    <dc:date>2022-12-06T17:15:33.709000000</dc:date>
    <meta:editing-duration>PT46M54S</meta:editing-duration>
    <meta:editing-cycles>18</meta:editing-cycles>
    <meta:document-statistic meta:table-count="1" meta:image-count="0" meta:object-count="0" meta:page-count="2" meta:paragraph-count="48" meta:word-count="302" meta:character-count="1916" meta:non-whitespace-character-count="1636"/>
  </office:meta>
</office:document-meta>
</file>